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resultado ótimo</text:p>
          </table:table-cell>
          <table:table-cell/>
          <table:table-cell office:value-type="string" calcext:value-type="string">
            <text:p>resultado exat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úmero de ite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111" calcext:value-type="float">
            <text:p>0,0001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44" calcext:value-type="float">
            <text:p>4,4E-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104" calcext:value-type="float">
            <text:p>0,0001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000073" calcext:value-type="float">
            <text:p>7,3E-0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59" calcext:value-type="float">
            <text:p>5,9E-0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0.000287" calcext:value-type="float">
            <text:p>0,00028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0.000158" calcext:value-type="float">
            <text:p>0,00015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float" office:value="2044" calcext:value-type="float">
            <text:p>2044</text:p>
          </table:table-cell>
          <table:table-cell office:value-type="float" office:value="0.002405" calcext:value-type="float">
            <text:p>0,00240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0.000913" calcext:value-type="float">
            <text:p>0,000913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0.009742" calcext:value-type="float">
            <text:p>0,00974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3398" calcext:value-type="float">
            <text:p>3398</text:p>
          </table:table-cell>
          <table:table-cell office:value-type="float" office:value="0.016658" calcext:value-type="float">
            <text:p>0,016658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float" office:value="7736" calcext:value-type="float">
            <text:p>7736</text:p>
          </table:table-cell>
          <table:table-cell office:value-type="float" office:value="0.796084" calcext:value-type="float">
            <text:p>0,7960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ato -t5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16]/[.B16]" office:value-type="float" office:value="0.902045444633434" calcext:value-type="float">
            <text:p>0,90204544463343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17]/[.B17]" office:value-type="float" office:value="0.760700079554495" calcext:value-type="float">
            <text:p>0,76070007955449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18]/[.B18]" office:value-type="float" office:value="0.645487353340936" calcext:value-type="float">
            <text:p>0,64548735334093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19]/[.B19]" office:value-type="float" office:value="0.452421794591897" calcext:value-type="float">
            <text:p>0,45242179459189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3843" calcext:value-type="float">
            <text:p>63843</text:p>
          </table:table-cell>
          <table:table-cell table:formula="of:=[.D20]/[.B20]" office:value-type="float" office:value="0.500533124264994" calcext:value-type="float">
            <text:p>0,50053312426499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ato -t30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0683" calcext:value-type="float">
            <text:p>20683</text:p>
          </table:table-cell>
          <table:table-cell table:formula="of:=[.D23]/[.B23]" office:value-type="float" office:value="0.902045444633434" calcext:value-type="float">
            <text:p>0,90204544463343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28686" calcext:value-type="float">
            <text:p>28686</text:p>
          </table:table-cell>
          <table:table-cell table:formula="of:=[.D24]/[.B24]" office:value-type="float" office:value="0.760700079554495" calcext:value-type="float">
            <text:p>0,76070007955449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1317" calcext:value-type="float">
            <text:p>41317</text:p>
          </table:table-cell>
          <table:table-cell table:formula="of:=[.D25]/[.B25]" office:value-type="float" office:value="0.645487353340936" calcext:value-type="float">
            <text:p>0,64548735334093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43518" calcext:value-type="float">
            <text:p>43518</text:p>
          </table:table-cell>
          <table:table-cell table:formula="of:=[.D26]/[.B26]" office:value-type="float" office:value="0.452421794591897" calcext:value-type="float">
            <text:p>0,45242179459189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27]/[.B27]" office:value-type="float" office:value="0.521811054488436" calcext:value-type="float">
            <text:p>0,52181105448843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ato -t30 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0]/[.B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5246" calcext:value-type="float">
            <text:p>35246</text:p>
          </table:table-cell>
          <table:table-cell table:formula="of:=[.D31]/[.B31]" office:value-type="float" office:value="0.934659241580483" calcext:value-type="float">
            <text:p>0,93465924158048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3890" calcext:value-type="float">
            <text:p>43890</text:p>
          </table:table-cell>
          <table:table-cell table:formula="of:=[.D32]/[.B32]" office:value-type="float" office:value="0.685684825571404" calcext:value-type="float">
            <text:p>0,68568482557140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33]/[.B33]" office:value-type="float" office:value="0.569379035024795" calcext:value-type="float">
            <text:p>0,56937903502479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34]/[.B34]" office:value-type="float" office:value="0.521811054488436" calcext:value-type="float">
            <text:p>0,52181105448843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xato -t3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29" calcext:value-type="float">
            <text:p>22929</text:p>
          </table:table-cell>
          <table:table-cell/>
          <table:table-cell office:value-type="float" office:value="22929" calcext:value-type="float">
            <text:p>22929</text:p>
          </table:table-cell>
          <table:table-cell table:formula="of:=[.D37]/[.B3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7710" calcext:value-type="float">
            <text:p>37710</text:p>
          </table:table-cell>
          <table:table-cell/>
          <table:table-cell office:value-type="float" office:value="36264" calcext:value-type="float">
            <text:p>36264</text:p>
          </table:table-cell>
          <table:table-cell table:formula="of:=[.D38]/[.B38]" office:value-type="float" office:value="0.961654733492442" calcext:value-type="float">
            <text:p>0,9616547334924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9" calcext:value-type="float">
            <text:p>64009</text:p>
          </table:table-cell>
          <table:table-cell/>
          <table:table-cell office:value-type="float" office:value="46420" calcext:value-type="float">
            <text:p>46420</text:p>
          </table:table-cell>
          <table:table-cell table:formula="of:=[.D39]/[.B39]" office:value-type="float" office:value="0.725210517271009" calcext:value-type="float">
            <text:p>0,72521051727100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189" calcext:value-type="float">
            <text:p>96189</text:p>
          </table:table-cell>
          <table:table-cell/>
          <table:table-cell office:value-type="float" office:value="54768" calcext:value-type="float">
            <text:p>54768</text:p>
          </table:table-cell>
          <table:table-cell table:formula="of:=[.D40]/[.B40]" office:value-type="float" office:value="0.569379035024795" calcext:value-type="float">
            <text:p>0,56937903502479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7550" calcext:value-type="float">
            <text:p>127550</text:p>
          </table:table-cell>
          <table:table-cell/>
          <table:table-cell office:value-type="float" office:value="66557" calcext:value-type="float">
            <text:p>66557</text:p>
          </table:table-cell>
          <table:table-cell table:formula="of:=[.D41]/[.B41]" office:value-type="float" office:value="0.521811054488436" calcext:value-type="float">
            <text:p>0,5218110544884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18:02.835229718</meta:creation-date>
    <dc:date>2018-04-20T20:52:07.143643280</dc:date>
    <meta:editing-duration>PT1H43M27S</meta:editing-duration>
    <meta:editing-cycles>4</meta:editing-cycles>
    <meta:generator>LibreOffice/6.0.0.3$Linux_X86_64 LibreOffice_project/00m0$Build-3</meta:generator>
    <meta:document-statistic meta:table-count="1" meta:cell-count="152" meta:object-count="0"/>
  </office:meta>
</office:document-meta>
</file>